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ffffcc" draw:textarea-horizontal-align="center" draw:textarea-vertical-align="middle"/>
    </style:style>
    <style:style style:name="gr8" style:family="graphic" style:parent-style-name="standard">
      <style:graphic-properties draw:fill="solid" draw:fill-color="#94bd5e" draw:textarea-horizontal-align="center" draw:textarea-vertical-align="middle"/>
    </style:style>
    <style:style style:name="gr9" style:family="graphic" style:parent-style-name="standard">
      <style:graphic-properties draw:fill="solid" draw:fill-color="#ff9966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cm" svg:x="4cm" svg:y="4cm">
          <text:p text:style-name="P1"><text:span text:style-name="T1">ObjectAL</text:span></text:p>
          <text:p text:style-name="P1"><text:span text:style-name="T2">(Sound Effect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cm" svg:x="8.5cm" svg:y="4cm">
          <text:p text:style-name="P1"><text:span text:style-name="T1">IphoneAudioSupport</text:span></text:p>
          <text:p text:style-name="P1"><text:span text:style-name="T3">(</text:span><text:span text:style-name="T2">Glu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cm" svg:x="13cm" svg:y="4cm">
          <text:p text:style-name="P1"><text:span text:style-name="T1">BackgroundAudio</text:span></text:p>
          <text:p text:style-name="P1"><text:span text:style-name="T2">(BG Music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5cm" svg:height="2cm" svg:x="4cm" svg:y="2cm">
          <text:p text:style-name="P1"><text:span text:style-name="T4">SimpleIphoneAudio</text:span></text:p>
          <text:p text:style-name="P1"><text:span text:style-name="T3">(Simpler interface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1cm" svg:x="4cm" svg:y="6cm">
          <text:p text:style-name="P1"><text:span text:style-name="T2">OpenA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cm" svg:x="11cm" svg:y="6cm">
          <text:p text:style-name="P1"><text:span text:style-name="T2">Audio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cm" svg:height="1cm" svg:x="8.5cm" svg:y="6cm">
          <text:p text:style-name="P1"><text:span text:style-name="T2">Ext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4.5cm" svg:y="6cm">
          <text:p text:style-name="P1"><text:span text:style-name="T2">AVAudio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2.5cm" svg:height="7.5cm" svg:x="4.5cm" svg:y="9cm">
          <text:p text:style-name="P1"><text:span text:style-name="T2">ALDevic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rect draw:style-name="gr7" draw:text-style-name="P1" draw:layer="layout" svg:width="5.5cm" svg:height="5cm" svg:x="5cm" svg:y="10cm">
          <text:p text:style-name="P1"><text:span text:style-name="T2">ALContex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8" draw:text-style-name="P1" draw:layer="layout" svg:width="2.5cm" svg:height="0.5cm" svg:x="6.5cm" svg:y="11cm">
          <text:p text:style-name="P1"><text:span text:style-name="T2">ALListener</text:span></text:p>
        </draw:rect>
        <draw:rect draw:style-name="gr9" draw:text-style-name="P1" draw:layer="layout" svg:width="2.5cm" svg:height="0.5cm" svg:x="6.5cm" svg:y="12cm">
          <text:p text:style-name="P1"><text:span text:style-name="T2">ALSource</text:span></text:p>
        </draw:rect>
        <draw:rect draw:style-name="gr10" draw:text-style-name="P1" draw:layer="layout" svg:width="2.5cm" svg:height="0.5cm" svg:x="5cm" svg:y="15.5cm">
          <text:p text:style-name="P1"><text:span text:style-name="T2">ALBuffer</text:span></text:p>
        </draw:rect>
        <draw:custom-shape draw:style-name="gr11" draw:text-style-name="P1" draw:layer="layout" svg:width="3cm" svg:height="1.5cm" svg:x="12.5cm" svg:y="10.5cm">
          <text:p text:style-name="P1"><text:span text:style-name="T2">ALCon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1.5cm" svg:x="12.5cm" svg:y="13cm">
          <text:p text:style-name="P1"><text:span text:style-name="T2">ALContext</text:span></text:p>
          <draw:enhanced-geometry svg:viewBox="0 0 21600 21600" draw:type="rectangle" draw:enhanced-path="M 0 0 L 21600 0 21600 21600 0 21600 0 0 Z N"/>
        </draw:custom-shape>
        <draw:rect draw:style-name="gr10" draw:text-style-name="P1" draw:layer="layout" svg:width="2.5cm" svg:height="0.5cm" svg:x="14cm" svg:y="15.5cm">
          <text:p text:style-name="P1"><text:span text:style-name="T2">ALBuffer</text:span></text:p>
        </draw:rect>
        <draw:rect draw:style-name="gr10" draw:text-style-name="P1" draw:layer="layout" svg:width="2.5cm" svg:height="0.5cm" svg:x="11cm" svg:y="15.5cm">
          <text:p text:style-name="P1"><text:span text:style-name="T2">ALBuffer</text:span></text:p>
        </draw:rect>
        <draw:rect draw:style-name="gr10" draw:text-style-name="P1" draw:layer="layout" svg:width="2.5cm" svg:height="0.5cm" svg:x="8cm" svg:y="15.5cm">
          <text:p text:style-name="P1"><text:span text:style-name="T2">ALBuffer</text:span></text:p>
        </draw:rect>
        <draw:rect draw:style-name="gr9" draw:text-style-name="P1" draw:layer="layout" svg:width="2.5cm" svg:height="0.5cm" svg:x="6.5cm" svg:y="14cm">
          <text:p text:style-name="P1"><text:span text:style-name="T2">ALSource</text:span></text:p>
        </draw:rect>
        <draw:rect draw:style-name="gr9" draw:text-style-name="P1" draw:layer="layout" svg:width="2.5cm" svg:height="0.5cm" svg:x="6.5cm" svg:y="13cm">
          <text:p text:style-name="P1"><text:span text:style-name="T2">ALSour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5T06:54:47</meta:creation-date>
    <dc:date>2010-06-05T07:49:36</dc:date>
    <meta:editing-duration>PT00H54M51S</meta:editing-duration>
    <meta:editing-cycles>7</meta:editing-cycles>
    <meta:generator>OpenOffice.org/3.1$Unix OpenOffice.org_project/310m19$Build-9420</meta:generator>
    <meta:document-statistic meta:object-count="20"/>
  </office:meta>
</office:document-meta>
</file>